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alpha_jan29_feb11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6.9319" calcext:value-type="float">
            <text:p>1496.9319</text:p>
          </table:table-cell>
          <table:table-cell office:value-type="float" office:value="793.7182" calcext:value-type="float">
            <text:p>793.7182</text:p>
          </table:table-cell>
          <table:table-cell office:value-type="float" office:value="122585.76" calcext:value-type="float">
            <text:p>122585.76</text:p>
          </table:table-cell>
          <table:table-cell office:value-type="float" office:value="263.55978" calcext:value-type="float">
            <text:p>263.56</text:p>
          </table:table-cell>
          <table:table-cell office:value-type="float" office:value="1542735500000000" calcext:value-type="float">
            <text:p>1.543E+15</text:p>
          </table:table-cell>
          <table:table-cell office:value-type="float" office:value="350.1225" calcext:value-type="float">
            <text:p>350.12</text:p>
          </table:table-cell>
          <table:table-cell office:value-type="float" office:value="0.807334303855896" calcext:value-type="float">
            <text:p>0.8073343038558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47.1808" calcext:value-type="float">
            <text:p>1247.1808</text:p>
          </table:table-cell>
          <table:table-cell office:value-type="float" office:value="546.8277" calcext:value-type="float">
            <text:p>546.8277</text:p>
          </table:table-cell>
          <table:table-cell office:value-type="float" office:value="167162.55" calcext:value-type="float">
            <text:p>167162.55</text:p>
          </table:table-cell>
          <table:table-cell office:value-type="float" office:value="315.03976" calcext:value-type="float">
            <text:p>315.04</text:p>
          </table:table-cell>
          <table:table-cell office:value-type="float" office:value="3.2132113E+016" calcext:value-type="float">
            <text:p>3.213E+16</text:p>
          </table:table-cell>
          <table:table-cell office:value-type="float" office:value="408.85516" calcext:value-type="float">
            <text:p>408.86</text:p>
          </table:table-cell>
          <table:table-cell office:value-type="float" office:value="0.441215574741363" calcext:value-type="float">
            <text:p>0.4412155747413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11.2839" calcext:value-type="float">
            <text:p>1111.2839</text:p>
          </table:table-cell>
          <table:table-cell office:value-type="float" office:value="441.72824" calcext:value-type="float">
            <text:p>441.72824</text:p>
          </table:table-cell>
          <table:table-cell office:value-type="float" office:value="109143.016" calcext:value-type="float">
            <text:p>109143.016</text:p>
          </table:table-cell>
          <table:table-cell office:value-type="float" office:value="248.23103" calcext:value-type="float">
            <text:p>248.23</text:p>
          </table:table-cell>
          <table:table-cell office:value-type="float" office:value="2433046600000000" calcext:value-type="float">
            <text:p>2.433E+15</text:p>
          </table:table-cell>
          <table:table-cell office:value-type="float" office:value="330.368" calcext:value-type="float">
            <text:p>330.37</text:p>
          </table:table-cell>
          <table:table-cell office:value-type="float" office:value="0.440824627876282" calcext:value-type="float">
            <text:p>0.44082462787628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75.6112" calcext:value-type="float">
            <text:p>1175.6112</text:p>
          </table:table-cell>
          <table:table-cell office:value-type="float" office:value="542.1694" calcext:value-type="float">
            <text:p>542.1694</text:p>
          </table:table-cell>
          <table:table-cell office:value-type="float" office:value="155600.3" calcext:value-type="float">
            <text:p>155600.3</text:p>
          </table:table-cell>
          <table:table-cell office:value-type="float" office:value="302.12173" calcext:value-type="float">
            <text:p>302.12</text:p>
          </table:table-cell>
          <table:table-cell office:value-type="float" office:value="1.4985865E+016" calcext:value-type="float">
            <text:p>1.499E+16</text:p>
          </table:table-cell>
          <table:table-cell office:value-type="float" office:value="394.46204" calcext:value-type="float">
            <text:p>394.46</text:p>
          </table:table-cell>
          <table:table-cell office:value-type="float" office:value="0.475257575511932" calcext:value-type="float">
            <text:p>0.4752575755119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49.6327" calcext:value-type="float">
            <text:p>1849.6327</text:p>
          </table:table-cell>
          <table:table-cell office:value-type="float" office:value="701.9749" calcext:value-type="float">
            <text:p>701.9749</text:p>
          </table:table-cell>
          <table:table-cell office:value-type="float" office:value="156850.22" calcext:value-type="float">
            <text:p>156850.22</text:p>
          </table:table-cell>
          <table:table-cell office:value-type="float" office:value="307.96378" calcext:value-type="float">
            <text:p>307.96</text:p>
          </table:table-cell>
          <table:table-cell office:value-type="float" office:value="1.857133E+016" calcext:value-type="float">
            <text:p>1.857E+16</text:p>
          </table:table-cell>
          <table:table-cell office:value-type="float" office:value="396.0432" calcext:value-type="float">
            <text:p>396.04</text:p>
          </table:table-cell>
          <table:table-cell office:value-type="float" office:value="0.683064579963684" calcext:value-type="float">
            <text:p>0.68306457996368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31.895" calcext:value-type="float">
            <text:p>1331.895</text:p>
          </table:table-cell>
          <table:table-cell office:value-type="float" office:value="736.14636" calcext:value-type="float">
            <text:p>736.14636</text:p>
          </table:table-cell>
          <table:table-cell office:value-type="float" office:value="96772.695" calcext:value-type="float">
            <text:p>96772.695</text:p>
          </table:table-cell>
          <table:table-cell office:value-type="float" office:value="217.50645" calcext:value-type="float">
            <text:p>217.51</text:p>
          </table:table-cell>
          <table:table-cell office:value-type="float" office:value="1.3410009E+016" calcext:value-type="float">
            <text:p>1.341E+16</text:p>
          </table:table-cell>
          <table:table-cell office:value-type="float" office:value="311.0831" calcext:value-type="float">
            <text:p>311.08</text:p>
          </table:table-cell>
          <table:table-cell office:value-type="float" office:value="0.827686369419098" calcext:value-type="float">
            <text:p>0.82768636941909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88.04123" calcext:value-type="float">
            <text:p>488.04123</text:p>
          </table:table-cell>
          <table:table-cell office:value-type="float" office:value="473.0663" calcext:value-type="float">
            <text:p>473.0663</text:p>
          </table:table-cell>
          <table:table-cell office:value-type="float" office:value="134252.92" calcext:value-type="float">
            <text:p>134252.92</text:p>
          </table:table-cell>
          <table:table-cell office:value-type="float" office:value="267.94916" calcext:value-type="float">
            <text:p>267.95</text:p>
          </table:table-cell>
          <table:table-cell office:value-type="float" office:value="3.090482E+017" calcext:value-type="float">
            <text:p>3.090E+17</text:p>
          </table:table-cell>
          <table:table-cell office:value-type="float" office:value="366.4054" calcext:value-type="float">
            <text:p>366.41</text:p>
          </table:table-cell>
          <table:table-cell office:value-type="float" office:value="0.404577076435089" calcext:value-type="float">
            <text:p>0.40457707643508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28.3558" calcext:value-type="float">
            <text:p>1128.3558</text:p>
          </table:table-cell>
          <table:table-cell office:value-type="float" office:value="584.12195" calcext:value-type="float">
            <text:p>584.12195</text:p>
          </table:table-cell>
          <table:table-cell office:value-type="float" office:value="98577.07" calcext:value-type="float">
            <text:p>98577.07</text:p>
          </table:table-cell>
          <table:table-cell office:value-type="float" office:value="231.87157" calcext:value-type="float">
            <text:p>231.87</text:p>
          </table:table-cell>
          <table:table-cell office:value-type="float" office:value="6183968500000000" calcext:value-type="float">
            <text:p>6.184E+15</text:p>
          </table:table-cell>
          <table:table-cell office:value-type="float" office:value="313.96985" calcext:value-type="float">
            <text:p>313.97</text:p>
          </table:table-cell>
          <table:table-cell office:value-type="float" office:value="0.712233662605285" calcext:value-type="float">
            <text:p>0.71223366260528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22.9302" calcext:value-type="float">
            <text:p>1322.9302</text:p>
          </table:table-cell>
          <table:table-cell office:value-type="float" office:value="716.7942" calcext:value-type="float">
            <text:p>716.7942</text:p>
          </table:table-cell>
          <table:table-cell office:value-type="float" office:value="122274.445" calcext:value-type="float">
            <text:p>122274.445</text:p>
          </table:table-cell>
          <table:table-cell office:value-type="float" office:value="270.3465" calcext:value-type="float">
            <text:p>270.35</text:p>
          </table:table-cell>
          <table:table-cell office:value-type="float" office:value="1.2329535E+017" calcext:value-type="float">
            <text:p>1.233E+17</text:p>
          </table:table-cell>
          <table:table-cell office:value-type="float" office:value="349.67764" calcext:value-type="float">
            <text:p>349.68</text:p>
          </table:table-cell>
          <table:table-cell office:value-type="float" office:value="0.762368202209473" calcext:value-type="float">
            <text:p>0.762368202209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239.096" calcext:value-type="float">
            <text:p>1239.096</text:p>
          </table:table-cell>
          <table:table-cell office:value-type="float" office:value="615.1719" calcext:value-type="float">
            <text:p>615.1719</text:p>
          </table:table-cell>
          <table:table-cell office:value-type="float" office:value="129246.555" calcext:value-type="float">
            <text:p>129246.555</text:p>
          </table:table-cell>
          <table:table-cell office:value-type="float" office:value="269.39886" calcext:value-type="float">
            <text:p>269.40</text:p>
          </table:table-cell>
          <table:table-cell office:value-type="float" office:value="5.795584E+016" calcext:value-type="float">
            <text:p>5.796E+16</text:p>
          </table:table-cell>
          <table:table-cell office:value-type="float" office:value="357.88745" calcext:value-type="float">
            <text:p>357.89</text:p>
          </table:table-cell>
          <table:table-cell office:value-type="float" office:value="0.617173552513123" calcext:value-type="float">
            <text:p>0.617173552513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41.83368" calcext:value-type="float">
            <text:p>341.83368</text:p>
          </table:table-cell>
          <table:table-cell office:value-type="float" office:value="118.14142" calcext:value-type="float">
            <text:p>118.14142</text:p>
          </table:table-cell>
          <table:table-cell office:value-type="float" office:value="24520.889" calcext:value-type="float">
            <text:p>24520.889</text:p>
          </table:table-cell>
          <table:table-cell office:value-type="float" office:value="32.019825" calcext:value-type="float">
            <text:p>32.02</text:p>
          </table:table-cell>
          <table:table-cell office:value-type="float" office:value="9.563294E+016" calcext:value-type="float">
            <text:p>9.563E+16</text:p>
          </table:table-cell>
          <table:table-cell office:value-type="float" office:value="34.104813" calcext:value-type="float">
            <text:p>34.10</text:p>
          </table:table-cell>
          <table:table-cell office:value-type="float" office:value="0.164091388863951" calcext:value-type="float">
            <text:p>0.1640913888639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7:10:39.960590585</dc:date>
    <meta:editing-duration>PT46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